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26cm" fo:min-width="1.175cm"/>
    </style:style>
    <style:style style:name="gr2" style:family="graphic" style:parent-style-name="standard">
      <style:graphic-properties draw:textarea-horizontal-align="justify" draw:textarea-vertical-align="middle" draw:auto-grow-height="false" fo:min-height="3.812cm" fo:min-width="0cm"/>
    </style:style>
    <style:style style:name="gr3" style:family="graphic" style:parent-style-name="standard">
      <style:graphic-properties svg:stroke-color="#7e0021" draw:fill-color="#c5000b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983cm"/>
    </style:style>
    <style:style style:name="gr5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78cm"/>
    </style:style>
    <style:style style:name="gr8" style:family="graphic" style:parent-style-name="standard">
      <style:graphic-properties draw:textarea-horizontal-align="justify" draw:textarea-vertical-align="middle" draw:auto-grow-height="false" fo:min-height="2.212cm" fo:min-width="0cm"/>
    </style:style>
    <style:style style:name="gr9" style:family="graphic" style:parent-style-name="standard">
      <style:graphic-properties svg:stroke-color="#ff420e" draw:fill-color="#dd481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607cm"/>
    </style:style>
    <style:style style:name="gr11" style:family="graphic" style:parent-style-name="objectwithoutfill">
      <style:graphic-properties draw:stroke="dash" draw:stroke-dash="Fine_20_Dashed" svg:stroke-width="0.018cm" svg:stroke-color="#3399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14cm"/>
    </style:style>
    <style:style style:name="gr13" style:family="graphic" style:parent-style-name="standard">
      <style:graphic-properties draw:textarea-horizontal-align="justify" draw:textarea-vertical-align="middle" draw:auto-grow-height="false" fo:min-height="0.787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0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5000b"/>
      <style:paragraph-properties fo:text-align="center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6pt" style:font-size-asian="18pt" style:font-size-complex="18pt"/>
    </style:style>
    <style:style style:name="P6" style:family="paragraph">
      <loext:graphic-properties draw:fill-color="#dd4814"/>
      <style:paragraph-properties fo:text-align="center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3cm" svg:x="4.4cm" svg:y="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4cm" svg:height="4.1cm" svg:x="7.4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3cm" svg:height="0.3cm" svg:x="7.456cm" svg:y="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7.45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7.452cm" svg:y="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7.448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3cm" svg:height="1.233cm" svg:x="7.5cm" svg:y="5.96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4" draw:text-style-name="P3" draw:layer="layout" svg:width="0.3cm" svg:height="1.233cm" svg:x="7.5cm" svg:y="4.46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5" draw:text-style-name="P4" draw:layer="layout" svg:x1="6.5cm" svg:y1="5.6cm" svg:x2="7.6cm" svg:y2="8cm">
          <text:p/>
        </draw:line>
        <draw:line draw:style-name="gr5" draw:text-style-name="P4" draw:layer="layout" svg:x1="6.5cm" svg:y1="6.573cm" svg:x2="7.6cm" svg:y2="8cm">
          <text:p/>
        </draw:line>
        <draw:line draw:style-name="gr5" draw:text-style-name="P4" draw:layer="layout" svg:x1="6.175cm" svg:y1="6.9cm" svg:x2="7.6cm" svg:y2="8cm">
          <text:p/>
        </draw:line>
        <draw:line draw:style-name="gr5" draw:text-style-name="P4" draw:layer="layout" svg:x1="6.175cm" svg:y1="5.926cm" svg:x2="7.6cm" svg:y2="8cm">
          <text:p/>
        </draw:line>
        <draw:line draw:style-name="gr5" draw:text-style-name="P4" draw:layer="layout" svg:x1="4.275cm" svg:y1="6.9cm" svg:x2="7.6cm" svg:y2="4.337cm">
          <text:p/>
        </draw:line>
        <draw:line draw:style-name="gr5" draw:text-style-name="P4" draw:layer="layout" svg:x1="4.275cm" svg:y1="5.926cm" svg:x2="7.6cm" svg:y2="4.338cm">
          <text:p/>
        </draw:line>
        <draw:line draw:style-name="gr5" draw:text-style-name="P4" draw:layer="layout" svg:x1="4.6cm" svg:y1="5.6cm" svg:x2="7.6cm" svg:y2="4.338cm">
          <text:p/>
        </draw:line>
        <draw:line draw:style-name="gr5" draw:text-style-name="P4" draw:layer="layout" svg:x1="4.6cm" svg:y1="6.573cm" svg:x2="7.6cm" svg:y2="4.338cm">
          <text:p/>
        </draw:line>
        <draw:frame draw:style-name="gr6" draw:text-style-name="P5" draw:layer="layout" svg:width="1.226cm" svg:height="0.727cm" svg:x="7cm" svg:y="3.5cm">
          <draw:text-box>
            <text:p><text:span text:style-name="T2"><text:s text:c="2"/></text:span><text:span text:style-name="T2">GAP</text:span></text:p>
            <text:p><text:span text:style-name="T2">(512x1)</text:span></text:p>
          </draw:text-box>
        </draw:frame>
        <draw:frame draw:style-name="gr7" draw:text-style-name="P5" draw:layer="layout" svg:width="2.678cm" svg:height="0.727cm" svg:x="4cm" svg:y="6.9cm">
          <draw:text-box>
            <text:p><text:span text:style-name="T2">Last Convolution Layer</text:span></text:p>
            <text:p><text:span text:style-name="T2"><text:s text:c="10"/></text:span><text:span text:style-name="T2">(7x7x512)</text:span></text:p>
          </draw:text-box>
        </draw:frame>
        <draw:custom-shape draw:style-name="gr8" draw:text-style-name="P1" draw:layer="layout" svg:width="0.4cm" svg:height="2.5cm" svg:x="8.9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cm" svg:height="0.3cm" svg:x="8.955cm" svg:y="4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cm" svg:height="0.3cm" svg:x="8.948cm" svg:y="5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3cm" svg:height="1.233cm" svg:x="9cm" svg:y="5.36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0" draw:text-style-name="P5" draw:layer="layout" svg:width="1.107cm" svg:height="0.727cm" svg:x="8.593cm" svg:y="4.073cm">
          <draw:text-box>
            <text:p><text:span text:style-name="T2"><text:s text:c="2"/></text:span><text:span text:style-name="T2">FC</text:span></text:p>
            <text:p><text:span text:style-name="T2">(19x1)</text:span></text:p>
          </draw:text-box>
        </draw:frame>
        <draw:custom-shape draw:style-name="gr9" draw:text-style-name="P6" draw:layer="layout" svg:width="0.3cm" svg:height="0.3cm" svg:x="8.956cm" svg:y="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3cm" svg:height="0.3cm" svg:x="8.949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7.7cm" svg:y1="5.9cm" svg:x2="9.1cm" svg:y2="5.5cm">
          <text:p/>
        </draw:line>
        <draw:line draw:style-name="gr11" draw:text-style-name="P4" draw:layer="layout" svg:x1="7.7cm" svg:y1="4.4cm" svg:x2="9.1cm" svg:y2="5.5cm">
          <text:p/>
        </draw:line>
        <draw:line draw:style-name="gr11" draw:text-style-name="P4" draw:layer="layout" svg:x1="7.7cm" svg:y1="7.3cm" svg:x2="9.1cm" svg:y2="5.5cm">
          <text:p/>
        </draw:line>
        <draw:line draw:style-name="gr11" draw:text-style-name="P4" draw:layer="layout" svg:x1="7.7cm" svg:y1="7.9cm" svg:x2="9.1cm" svg:y2="5.5cm">
          <text:p/>
        </draw:line>
        <draw:frame draw:style-name="gr12" draw:text-style-name="P5" draw:layer="layout" svg:width="1.214cm" svg:height="0.489cm" svg:x="9cm" svg:y="5.211cm">
          <draw:text-box>
            <text:p><text:span text:style-name="T2"><text:s text:c="2"/></text:span><text:span text:style-name="T2">panda</text:span></text:p>
          </draw:text-box>
        </draw:frame>
        <draw:custom-shape draw:style-name="gr13" draw:text-style-name="P1" draw:layer="layout" svg:width="0.325cm" svg:height="1.3cm" svg:x="6.175cm" svg:y="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" draw:layer="layout" svg:width="0.325cm" svg:height="1.3cm" svg:x="4.275cm" svg:y="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84d1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22:33:57.033360393</meta:creation-date>
    <dc:date>2017-11-06T20:06:14.993139967</dc:date>
    <meta:editing-duration>PT22M13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